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abeçalho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style:font-size-asian="8pt" style:font-weight-asian="bold" style:font-size-complex="8pt"/>
    </style:style>
    <style:style style:name="P2" style:family="paragraph" style:parent-style-name="Cabeçalho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P3" style:family="paragraph" style:parent-style-name="Cabeçalho">
      <style:text-properties style:font-name="Calibri" fo:font-size="8pt" fo:font-weight="bold" style:font-size-asian="8pt" style:font-weight-asian="bold" style:font-name-complex="Calibri" style:font-size-complex="8pt"/>
    </style:style>
    <style:style style:name="P4" style:family="paragraph" style:parent-style-name="Cabeçalho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P5" style:family="paragraph" style:parent-style-name="Cabeçalho">
      <style:text-properties style:font-name="Calibri" fo:font-size="8pt" fo:font-weight="bold" style:font-size-asian="8pt" style:font-weight-asian="bold" style:font-size-complex="8pt"/>
    </style:style>
    <style:style style:name="P6" style:family="paragraph" style:parent-style-name="Cabeçalho">
      <style:text-properties style:font-name="Calibri" fo:font-weight="bold" style:font-weight-asian="bold"/>
    </style:style>
    <style:style style:name="P7" style:family="paragraph" style:parent-style-name="Cabeçalho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weight="bold" style:font-weight-asian="bold" style:font-name-complex="Calibri"/>
    </style:style>
    <style:style style:name="P8" style:family="paragraph" style:parent-style-name="Cabeçalho">
      <style:text-properties style:font-name="Calibri" style:font-name-complex="Calibri"/>
    </style:style>
    <style:style style:name="P9" style:family="paragraph" style:parent-style-name="Cabeçalho">
      <style:paragraph-properties style:snap-to-layout-grid="false"/>
    </style:style>
    <style:style style:name="P10" style:family="paragraph" style:parent-style-name="Cabeçalho">
      <style:paragraph-properties fo:margin-top="0cm" fo:margin-bottom="0cm" loext:contextual-spacing="false"/>
    </style:style>
    <style:style style:name="P11" style:family="paragraph" style:parent-style-name="conteudo">
      <style:paragraph-properties fo:margin-top="0cm" fo:margin-bottom="0cm" loext:contextual-spacing="false" fo:break-before="page"/>
    </style:style>
    <style:style style:name="P12" style:family="paragraph" style:parent-style-name="conteudo">
      <style:paragraph-properties fo:margin-top="0cm" fo:margin-bottom="0cm" loext:contextual-spacing="false"/>
    </style:style>
    <style:style style:name="P13" style:family="paragraph" style:parent-style-name="conteudo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/>
    </style:style>
    <style:style style:name="P14" style:family="paragraph" style:parent-style-name="Normal">
      <style:paragraph-properties fo:hyphenation-ladder-count="no-limit" fo:break-before="page"/>
      <style:text-properties fo:hyphenate="true"/>
    </style:style>
    <style:style style:name="P15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name-complex="Arial" style:font-size-complex="20pt"/>
    </style:style>
    <style:style style:name="P18" style:family="paragraph" style:parent-style-name="Standard">
      <style:text-properties fo:text-transform="uppercase" style:font-name="Calibri" fo:font-size="11pt" fo:font-weight="bold" style:font-size-asian="11pt" style:font-weight-asian="bold" style:font-name-complex="Calibri" style:font-size-complex="11pt"/>
    </style:style>
    <style:style style:name="P19" style:family="paragraph" style:parent-style-name="Sumário_20_1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20" style:family="paragraph" style:parent-style-name="Sumário_20_1">
      <style:paragraph-properties>
        <style:tab-stops>
          <style:tab-stop style:position="0.776cm" style:type="right" style:leader-style="dotted" style:leader-text="."/>
          <style:tab-stop style:position="15.981cm" style:type="right" style:leader-style="dotted" style:leader-text="."/>
        </style:tab-stops>
      </style:paragraph-properties>
    </style:style>
    <style:style style:name="P21" style:family="paragraph" style:parent-style-name="Normal">
      <style:paragraph-properties fo:hyphenation-ladder-count="no-limit"/>
      <style:text-properties style:font-name="Arial" style:font-name-asian="Times New Roman" style:font-name-complex="Arial" style:language-complex="ar" style:country-complex="SA" fo:hyphenate="true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0pt" style:font-size-asian="20pt" style:font-name-complex="Arial" style:font-size-complex="20pt"/>
    </style:style>
    <style:style style:name="P23" style:family="paragraph" style:parent-style-name="Standard" style:list-style-name="WW8Num14"/>
    <style:style style:name="P24" style:family="paragraph" style:parent-style-name="Standard" style:list-style-name="WW8Num14">
      <style:text-properties officeooo:paragraph-rsid="000a452e"/>
    </style:style>
    <style:style style:name="P25" style:family="paragraph" style:parent-style-name="Standard" style:list-style-name="WW8Num14">
      <style:text-properties officeooo:paragraph-rsid="000b9620"/>
    </style:style>
    <style:style style:name="P26" style:family="paragraph" style:parent-style-name="Citação_20_Intensa" style:list-style-name="WW8Num14">
      <style:paragraph-properties fo:margin-left="0.635cm" fo:margin-right="-0.004cm" fo:text-indent="-0.635cm" style:auto-text-indent="false" fo:break-before="page">
        <style:tab-stops/>
      </style:paragraph-properties>
    </style:style>
    <style:style style:name="P27" style:family="paragraph" style:parent-style-name="Citação_20_Intensa" style:list-style-name="WW8Num14">
      <style:paragraph-properties fo:margin-left="0.635cm" fo:margin-right="-0.004cm" fo:text-indent="-0.635cm" style:auto-text-indent="false">
        <style:tab-stops/>
      </style:paragraph-properties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30" style:family="paragraph">
      <style:paragraph-properties fo:margin-top="0cm" fo:margin-bottom="0.353cm" fo:line-height="115%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T3" style:family="text">
      <style:text-properties style:font-name="Calibri" fo:font-weight="bold" style:font-weight-asian="bold"/>
    </style:style>
    <style:style style:name="T4" style:family="text">
      <style:text-properties style:font-name="Calibri" fo:font-size="11pt" style:letter-kerning="false" style:font-name-asian="Times New Roman" style:font-size-asian="11pt" style:language-asian="pt" style:country-asian="BR" style:font-name-complex="Times New Roman" style:font-size-complex="11pt" style:language-complex="ar" style:country-complex="SA"/>
    </style:style>
    <style:style style:name="T5" style:family="text">
      <style:text-properties fo:language="en" fo:country="US" style:font-name-complex="Calibri"/>
    </style:style>
    <style:style style:name="T6" style:family="text">
      <style:text-properties style:font-name-complex="Calibri"/>
    </style:style>
    <style:style style:name="T7" style:family="text">
      <style:text-properties fo:color="#000000"/>
    </style:style>
    <style:style style:name="T8" style:family="text">
      <style:text-properties fo:color="#000000" officeooo:rsid="000a452e"/>
    </style:style>
    <style:style style:name="T9" style:family="text">
      <style:text-properties fo:color="#000000" officeooo:rsid="000b9620"/>
    </style:style>
    <style:style style:name="T10" style:family="text">
      <style:text-properties fo:color="#000000" officeooo:rsid="000d731f"/>
    </style:style>
    <style:style style:name="T11" style:family="text">
      <style:text-properties style:language-asian="pt" style:country-asian="BR"/>
    </style:style>
    <style:style style:name="T12" style:family="text">
      <style:text-properties officeooo:rsid="000ddc2a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style:font-name-asian="Calibri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fo:min-height="0cm" fo:min-width="0cm" style:run-through="background"/>
    </style:style>
    <style:style style:name="gr3" style:family="graphic">
      <style:graphic-properties draw:stroke="solid" svg:stroke-width="0.009cm" svg:stroke-color="#4f81bd" svg:stroke-opacity="100%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background"/>
    </style:style>
    <style:style style:name="gr4" style:family="graphic">
      <style:graphic-properties draw:stroke="solid" svg:stroke-width="0.026cm" svg:stroke-color="#4a7ebb" svg:stroke-opacity="100%" draw:fill="none" fo:padding-top="-0.02cm" fo:padding-bottom="-0.02cm" fo:padding-left="-0.02cm" fo:padding-right="-0.02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5"/>
      <text:p text:style-name="P15"/>
      <text:p text:style-name="P15"/>
      <text:p text:style-name="P15"/>
      <text:p text:style-name="P17"/>
      <text:p text:style-name="P17"/>
      <text:p text:style-name="P17">Plano e gerenciamento do Escopo</text:p>
      <text:p text:style-name="P16"/>
      <text:p text:style-name="P11">Conteúdo</text:p>
      <text:p text:style-name="P18"/>
      <text:p text:style-name="Cabeçalho_20_do_20_Sumário"><text:bookmark-start text:name="_Toc449125338"/>Sumário<text:bookmark-end text:name="_Toc449125338"/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><text:a xlink:type="simple" xlink:href="#_Toc449125338" office:target-frame-name="_top" xlink:show="replace" text:style-name="Internet_20_link" text:visited-style-name="Visited_20_Internet_20_Link"><text:span text:style-name="Hyperlink">Sumário</text:span></text:a><text:a xlink:type="simple" xlink:href="#_Toc449125338" office:target-frame-name="_top" xlink:show="replace" text:style-name="Internet_20_link" text:visited-style-name="Visited_20_Internet_20_Link"><text:tab/>2</text:a></text:p>
          <text:p><text:a xlink:type="simple" xlink:href="#_Toc449125339" office:target-frame-name="_top" xlink:show="replace" text:style-name="Internet_20_link" text:visited-style-name="Visited_20_Internet_20_Link"><text:span text:style-name="Hyperlink">1.</text:span></text:a><text:a xlink:type="simple" xlink:href="#_Toc449125339" office:target-frame-name="_top" xlink:show="replace" text:style-name="Internet_20_link" text:visited-style-name="Visited_20_Internet_20_Link"><text:span text:style-name="Fonte_20_parág._20_padrão"><text:span text:style-name="T4"><text:tab/></text:span></text:span></text:a><text:a xlink:type="simple" xlink:href="#_Toc449125339" office:target-frame-name="_top" xlink:show="replace" text:style-name="Internet_20_link" text:visited-style-name="Visited_20_Internet_20_Link"><text:span text:style-name="Hyperlink">Requisitos do Projeto</text:span></text:a><text:a xlink:type="simple" xlink:href="#_Toc449125339" office:target-frame-name="_top" xlink:show="replace" text:style-name="Internet_20_link" text:visited-style-name="Visited_20_Internet_20_Link"><text:tab/>3</text:a></text:p>
          <text:p><text:a xlink:type="simple" xlink:href="#_Toc449125340" office:target-frame-name="_top" xlink:show="replace" text:style-name="Internet_20_link" text:visited-style-name="Visited_20_Internet_20_Link"><text:span text:style-name="Hyperlink">2.</text:span></text:a><text:a xlink:type="simple" xlink:href="#_Toc449125340" office:target-frame-name="_top" xlink:show="replace" text:style-name="Internet_20_link" text:visited-style-name="Visited_20_Internet_20_Link"><text:span text:style-name="Fonte_20_parág._20_padrão"><text:span text:style-name="T4"><text:tab/></text:span></text:span></text:a><text:a xlink:type="simple" xlink:href="#_Toc449125340" office:target-frame-name="_top" xlink:show="replace" text:style-name="Internet_20_link" text:visited-style-name="Visited_20_Internet_20_Link"><text:span text:style-name="Hyperlink">Requisitos do Sistema</text:span></text:a><text:a xlink:type="simple" xlink:href="#_Toc449125340" office:target-frame-name="_top" xlink:show="replace" text:style-name="Internet_20_link" text:visited-style-name="Visited_20_Internet_20_Link"><text:tab/>3</text:a></text:p>
          <text:p><text:a xlink:type="simple" xlink:href="#_Toc449125341" office:target-frame-name="_top" xlink:show="replace" text:style-name="Internet_20_link" text:visited-style-name="Visited_20_Internet_20_Link"><text:span text:style-name="Hyperlink">3.</text:span></text:a><text:a xlink:type="simple" xlink:href="#_Toc449125341" office:target-frame-name="_top" xlink:show="replace" text:style-name="Internet_20_link" text:visited-style-name="Visited_20_Internet_20_Link"><text:span text:style-name="Fonte_20_parág._20_padrão"><text:span text:style-name="T4"><text:tab/></text:span></text:span></text:a><text:a xlink:type="simple" xlink:href="#_Toc449125341" office:target-frame-name="_top" xlink:show="replace" text:style-name="Internet_20_link" text:visited-style-name="Visited_20_Internet_20_Link"><text:span text:style-name="Hyperlink">Definição do Escopo</text:span></text:a><text:a xlink:type="simple" xlink:href="#_Toc449125341" office:target-frame-name="_top" xlink:show="replace" text:style-name="Internet_20_link" text:visited-style-name="Visited_20_Internet_20_Link"><text:tab/>3</text:a></text:p>
          <text:p><text:a xlink:type="simple" xlink:href="#_Toc449125342" office:target-frame-name="_top" xlink:show="replace" text:style-name="Internet_20_link" text:visited-style-name="Visited_20_Internet_20_Link"><text:span text:style-name="Hyperlink">4.</text:span></text:a><text:a xlink:type="simple" xlink:href="#_Toc449125342" office:target-frame-name="_top" xlink:show="replace" text:style-name="Internet_20_link" text:visited-style-name="Visited_20_Internet_20_Link"><text:span text:style-name="Fonte_20_parág._20_padrão"><text:span text:style-name="T4"><text:tab/></text:span></text:span></text:a><text:a xlink:type="simple" xlink:href="#_Toc449125342" office:target-frame-name="_top" xlink:show="replace" text:style-name="Internet_20_link" text:visited-style-name="Visited_20_Internet_20_Link"><text:span text:style-name="Hyperlink">EAP</text:span></text:a><text:a xlink:type="simple" xlink:href="#_Toc449125342" office:target-frame-name="_top" xlink:show="replace" text:style-name="Internet_20_link" text:visited-style-name="Visited_20_Internet_20_Link"><text:tab/>3</text:a></text:p>
          <text:p><text:a xlink:type="simple" xlink:href="#_Toc449125343" office:target-frame-name="_top" xlink:show="replace" text:style-name="Internet_20_link" text:visited-style-name="Visited_20_Internet_20_Link"><text:span text:style-name="Hyperlink">5.</text:span></text:a><text:a xlink:type="simple" xlink:href="#_Toc449125343" office:target-frame-name="_top" xlink:show="replace" text:style-name="Internet_20_link" text:visited-style-name="Visited_20_Internet_20_Link"><text:span text:style-name="Fonte_20_parág._20_padrão"><text:span text:style-name="T4"><text:tab/></text:span></text:span></text:a><text:a xlink:type="simple" xlink:href="#_Toc449125343" office:target-frame-name="_top" xlink:show="replace" text:style-name="Internet_20_link" text:visited-style-name="Visited_20_Internet_20_Link"><text:span text:style-name="Hyperlink">Validação do Escopo</text:span></text:a><text:a xlink:type="simple" xlink:href="#_Toc449125343" office:target-frame-name="_top" xlink:show="replace" text:style-name="Internet_20_link" text:visited-style-name="Visited_20_Internet_20_Link"><text:tab/>3</text:a></text:p>
          <text:p/>
        </text:index-body>
      </text:table-of-content>
      <text:p text:style-name="Normal"/>
      <text:p text:style-name="P12"/>
      <text:list xml:id="list888064899770974843" text:style-name="WW8Num14">
        <text:list-item text:start-value="1">
          <text:p text:style-name="P26"><text:bookmark-start text:name="_Toc449125339"/><text:bookmark-start text:name="_Toc449125315"/><text:span text:style-name="Ênfase_20_Sutil"><text:span text:style-name="T7">Requisitos do Projeto</text:span></text:span><text:bookmark-end text:name="_Toc449125339"/><text:bookmark-end text:name="_Toc449125315"/></text:p>
          <text:list>
            <text:list-item>
              <text:p text:style-name="P23"><text:span text:style-name="Ênfase_20_Sutil"><text:span text:style-name="T7">Deverá ser concluído em dois bimestres.</text:span></text:span></text:p>
            </text:list-item>
            <text:list-item>
              <text:p text:style-name="P23"><text:span text:style-name="Ênfase_20_Sutil"><text:span text:style-name="T7">O treinamento deverá ser feito para todos os desenvolvedores do sistema.</text:span></text:span></text:p>
            </text:list-item>
            <text:list-item>
              <text:p text:style-name="P23"><text:span text:style-name="Ênfase_20_Sutil"><text:span text:style-name="T7">O valor total do projeto deve estar entre R$ 1,00 e R$ 500,00.</text:span></text:span></text:p>
            </text:list-item>
            <text:list-item>
              <text:p text:style-name="P23"><text:span text:style-name="Ênfase_20_Sutil"><text:span text:style-name="T7">Todos os integrantes devem interagir com o projeto.</text:span></text:span></text:p>
            </text:list-item>
            <text:list-item>
              <text:p text:style-name="P23"><text:span text:style-name="Ênfase_20_Sutil"><text:span text:style-name="T7">Deve ser levantado feedback de todos os integrantes do projeto.</text:span></text:span></text:p>
            </text:list-item>
          </text:list>
        </text:list-item>
      </text:list>
      <text:p text:style-name="P13"/>
      <text:list xml:id="list222222170197952" text:continue-numbering="true" text:style-name="WW8Num14">
        <text:list-item>
          <text:p text:style-name="P27"><text:bookmark-start text:name="_Toc449125340"/><text:bookmark-start text:name="_Toc449125316"/><text:span text:style-name="Ênfase_20_Sutil"><text:span text:style-name="T7">Requisitos do Sistema</text:span></text:span><text:bookmark-end text:name="_Toc449125340"/><text:bookmark-end text:name="_Toc449125316"/></text:p>
          <text:list>
            <text:list-item>
              <text:p text:style-name="P23"><text:span text:style-name="Ênfase_20_Sutil"><text:span text:style-name="T7">Deverá ser desenvolvido <text:s/>na plataforma Web.</text:span></text:span></text:p>
            </text:list-item>
            <text:list-item>
              <text:p text:style-name="P23"><text:span text:style-name="Ênfase_20_Sutil"><text:span text:style-name="T7">Deverá ser utilizado as seguintes linguagens : PHP, HTML, CSS e <text:s/>JS.</text:span></text:span></text:p>
            </text:list-item>
            <text:list-item>
              <text:p text:style-name="P23"><text:span text:style-name="Ênfase_20_Sutil"><text:span text:style-name="T7">Deverá controlar contas a pagar e receber.</text:span></text:span></text:p>
            </text:list-item>
            <text:list-item>
              <text:p text:style-name="P23"><text:span text:style-name="Ênfase_20_Sutil"><text:span text:style-name="T7">Deverá ter CRUD (Create, Read, Update, Delete) Básico para área de contas a pagar e receber.</text:span></text:span></text:p>
            </text:list-item>
            <text:list-item>
              <text:p text:style-name="P24"><text:span text:style-name="Ênfase_20_Sutil"><text:span text:style-name="T8">A área de financeiro deverá conter: categoria, status, tipo </text:span></text:span><text:span text:style-name="Ênfase_20_Sutil"><text:span text:style-name="T10">(crédito ou débito)</text:span></text:span><text:span text:style-name="Ênfase_20_Sutil"><text:span text:style-name="T8">, data de emissão, data de pagamento, valor bruto, valor liquido, valor de desconto, valor de juros, conta e observações.</text:span></text:span></text:p>
            </text:list-item>
            <text:list-item>
              <text:p text:style-name="P24"><text:span text:style-name="Ênfase_20_Sutil"><text:span text:style-name="T8">A área de usuário devera conter usuario e senha.</text:span></text:span></text:p>
            </text:list-item>
            <text:list-item>
              <text:p text:style-name="P24"><text:span text:style-name="Ênfase_20_Sutil"><text:span text:style-name="T8">A área </text:span></text:span><text:span text:style-name="Ênfase_20_Sutil"><text:span text:style-name="T9">de categoria deverá conter descrição e observações;</text:span></text:span></text:p>
            </text:list-item>
            <text:list-item>
              <text:p text:style-name="P25"><text:span text:style-name="Ênfase_20_Sutil"><text:span text:style-name="T9">A área de conta deverá conter banco, saldo inicial, saldo atual, conta corrente ou poupança.</text:span></text:span></text:p>
            </text:list-item>
            <text:list-item>
              <text:p text:style-name="P23"><text:span text:style-name="Ênfase_20_Sutil"><text:span text:style-name="T7">Deverá ser visualmente </text:span></text:span><text:span text:style-name="Ênfase_20_Sutil"><text:span text:style-name="T10">legal</text:span></text:span><text:span text:style-name="Ênfase_20_Sutil"><text:span text:style-name="T7">.</text:span></text:span></text:p>
            </text:list-item>
            <text:list-item>
              <text:p text:style-name="P23"><text:span text:style-name="Ênfase_20_Sutil"><text:span text:style-name="T7">Deverá estar de acordo com os requisitos do projeto.</text:span></text:span></text:p>
            </text:list-item>
          </text:list>
        </text:list-item>
      </text:list>
      <text:p text:style-name="P13"/>
      <text:list xml:id="list222223198473429" text:continue-numbering="true" text:style-name="WW8Num14">
        <text:list-item>
          <text:p text:style-name="P27"><text:bookmark-start text:name="_Toc449125341"/><text:bookmark-start text:name="_Toc449125317"/><text:span text:style-name="Ênfase_20_Sutil"><text:span text:style-name="T7">Definição do Escopo</text:span></text:span><text:bookmark-end text:name="_Toc449125341"/><text:bookmark-end text:name="_Toc449125317"/></text:p>
        </text:list-item>
      </text:list>
      <text:p text:style-name="Standard">Após varias analises do que será necessário para desenvolver um Sistema para gerenciar a área financeira pessoal, notamos que o sistema devera conter as funções básicas de um sistema em si como cadastro, listagem, alteração e exclusão de dados. Neste sistema deverá ser controlado gastos e lucros pessoais para que o usuário esteja a par de sua situação financeira. O sistema devera conter relatórios de gastos e lucros por data e <text:span text:style-name="T12">deverá conter também</text:span> controle de usuário.</text:p>
      <text:p text:style-name="P14"/>
      <text:p text:style-name="P13"/>
      <text:list xml:id="list222223269215524" text:continue-numbering="true" text:style-name="WW8Num14">
        <text:list-item>
          <text:p text:style-name="P27"><text:bookmark-start text:name="_Toc449125342"/><text:bookmark-start text:name="_Toc449125318"/><text:span text:style-name="Ênfase_20_Sutil"><text:span text:style-name="T7">EAP</text:span></text:span><text:bookmark-end text:name="_Toc449125342"/><text:bookmark-end text:name="_Toc449125318"/></text:p>
        </text:list-item>
      </text:list>
      <text:p text:style-name="Standard"><text:span text:style-name="Fonte_20_parág._20_padrão"><text:span text:style-name="T11"><draw:g text:anchor-type="as-char" svg:y="3cm" draw:z-index="0" draw:name="Grupo 2" draw:style-name="gr1"><draw:custom-shape draw:name="Retângulo 3" draw:style-name="gr2" draw:text-style-name="P28" svg:width="14.997cm" svg:height="10.514cm" svg:x="0cm" svg:y="0cm"><text:p/><draw:enhanced-geometry svg:viewBox="0 0 21600 21600" draw:type="non-primitive" draw:enhanced-path="M 0 0 L 21600 0 21600 21600 0 21600 Z N"/></draw:custom-shape><draw:frame draw:name="Caixa de texto 3" draw:style-name="gr3" draw:text-style-name="P29" svg:width="1.502cm" svg:height="0.574cm" svg:x="6.131cm" svg:y="0.266cm"><draw:text-box><text:p><text:span text:style-name="T13">Projeto</text:span></text:p></draw:text-box></draw:frame><draw:frame draw:name="Caixa de texto 3" draw:style-name="gr3" draw:text-style-name="P29" svg:width="1.856cm" svg:height="0.572cm" svg:x="2.642cm" svg:y="1.607cm"><draw:text-box><text:p text:style-name="P30"><text:span text:style-name="T14">Iniciação</text:span></text:p></draw:text-box></draw:frame><draw:frame draw:name="Caixa de texto 3" draw:style-name="gr3" draw:text-style-name="P29" svg:width="2.394cm" svg:height="0.68cm" svg:x="7.414cm" svg:y="1.607cm"><draw:text-box><text:p text:style-name="P30"><text:span text:style-name="T14">Planejamento</text:span></text:p></draw:text-box></draw:frame><draw:frame draw:name="Caixa de texto 3" draw:style-name="gr3" draw:text-style-name="P29" svg:width="2.518cm" svg:height="0.68cm" svg:x="4.695cm" svg:y="1.612cm"><draw:text-box><text:p text:style-name="P30"><text:span text:style-name="T14">Gerenciamento</text:span></text:p></draw:text-box></draw:frame><draw:frame draw:name="Caixa de texto 3" draw:style-name="gr3" draw:text-style-name="P29" svg:width="2.438cm" svg:height="0.68cm" svg:x="9.998cm" svg:y="1.584cm"><draw:text-box><text:p text:style-name="P30"><text:span text:style-name="T14">Encerramento</text:span></text:p></draw:text-box></draw:frame><draw:connector draw:name="Conector reto 10" draw:style-name="gr4" draw:text-style-name="P28" svg:x1="6.883cm" svg:y1="0.84cm" svg:x2="3.568cm" svg:y2="1.607cm" svg:d="M6883 3840h-1657v767h-1658" svg:viewBox="0 0 3316 769"><text:p/></draw:connector><draw:connector draw:name="Conector reto 11" draw:style-name="gr4" draw:text-style-name="P28" svg:x1="5.955cm" svg:y1="1.613cm" svg:x2="6.884cm" svg:y2="0.84cm" svg:d="M5955 4613h466v-773h463" svg:viewBox="0 0 931 774"><text:p/></draw:connector><draw:connector draw:name="Conector reto 11" draw:style-name="gr4" draw:text-style-name="P28" svg:x1="8.61cm" svg:y1="1.607cm" svg:x2="6.883cm" svg:y2="0.84cm" svg:d="M8610 4607h-863v-767h-864" svg:viewBox="0 0 1729 769"><text:p/></draw:connector><draw:connector draw:name="Conector reto 11" draw:style-name="gr4" draw:text-style-name="P28" svg:x1="11.217cm" svg:y1="1.584cm" svg:x2="6.883cm" svg:y2="0.84cm" svg:d="M11217 4584h-2166v-744h-2168" svg:viewBox="0 0 4336 746"><text:p/></draw:connector><draw:frame draw:name="Caixa de texto 3" draw:style-name="gr3" draw:text-style-name="P29" svg:width="1.731cm" svg:height="0.572cm" svg:x="1.429cm" svg:y="3.658cm"><draw:text-box><text:p text:style-name="P30"><text:span text:style-name="T14">Sistema</text:span></text:p></draw:text-box></draw:frame><draw:frame draw:name="Caixa de texto 3" draw:style-name="gr3" draw:text-style-name="P29" svg:width="2.611cm" svg:height="0.572cm" svg:x="4.567cm" svg:y="4.763cm"><draw:text-box><text:p text:style-name="P30"><text:span text:style-name="T14">Hospedagem</text:span></text:p></draw:text-box></draw:frame><draw:frame draw:name="Caixa de texto 3" draw:style-name="gr3" draw:text-style-name="P29" svg:width="2.416cm" svg:height="0.571cm" svg:x="4.667cm" svg:y="5.629cm"><draw:text-box><text:p text:style-name="P30"><text:span text:style-name="T14">Dominio</text:span></text:p></draw:text-box></draw:frame><draw:frame draw:name="Caixa de texto 3" draw:style-name="gr3" draw:text-style-name="P29" svg:width="3.232cm" svg:height="0.571cm" svg:x="4.269cm" svg:y="6.655cm"><draw:text-box><text:p text:style-name="P30"><text:span text:style-name="T14">Desenvolvimento</text:span></text:p></draw:text-box></draw:frame><draw:frame draw:name="Caixa de texto 3" draw:style-name="gr3" draw:text-style-name="P29" svg:width="2.416cm" svg:height="0.571cm" svg:x="7.796cm" svg:y="6.668cm"><draw:text-box><text:p text:style-name="P30"><text:span text:style-name="T14">Codificação</text:span></text:p></draw:text-box></draw:frame><draw:frame draw:name="Caixa de texto 3" draw:style-name="gr3" draw:text-style-name="P29" svg:width="2.416cm" svg:height="0.571cm" svg:x="4.667cm" svg:y="7.639cm"><draw:text-box><text:p text:style-name="P30"><text:span text:style-name="T14">Testes</text:span></text:p></draw:text-box></draw:frame><draw:frame draw:name="Caixa de texto 3" draw:style-name="gr3" draw:text-style-name="P29" svg:width="3.918cm" svg:height="0.787cm" svg:x="3.879cm" svg:y="3.558cm"><draw:text-box><text:p text:style-name="P30"><text:span text:style-name="T14">Definição de linguagem</text:span></text:p></draw:text-box></draw:frame><draw:connector draw:name="Conector reto 21" draw:style-name="gr4" draw:text-style-name="P28" svg:x1="6.883cm" svg:y1="0.841cm" svg:x2="2.293cm" svg:y2="3.659cm" svg:d="M6883 3841h-2295v2818h-2295" svg:viewBox="0 0 4591 2820"><text:p/></draw:connector><draw:connector draw:name="Conector reto 21" draw:style-name="gr4" draw:text-style-name="P28" draw:type="line" svg:x1="3.157cm" svg:y1="3.946cm" svg:x2="3.879cm" svg:y2="3.951cm" svg:d="M3157 6946l722 5" svg:viewBox="0 0 723 7"><text:p/></draw:connector><draw:connector draw:name="Conector reto 22" draw:style-name="gr4" draw:text-style-name="P28" draw:type="line" svg:x1="5.837cm" svg:y1="4.344cm" svg:x2="5.874cm" svg:y2="4.762cm" svg:d="M5837 7344l37 418" svg:viewBox="0 0 39 420"><text:p/></draw:connector><draw:connector draw:name="Conector reto 23" draw:style-name="gr4" draw:text-style-name="P28" draw:type="line" svg:x1="5.874cm" svg:y1="5.334cm" svg:x2="5.876cm" svg:y2="5.629cm" svg:d="M5874 8334l2 295" svg:viewBox="0 0 4 296"><text:p/></draw:connector><draw:connector draw:name="Conector reto 24" draw:style-name="gr4" draw:text-style-name="P28" draw:type="line" svg:x1="5.876cm" svg:y1="6.198cm" svg:x2="5.884cm" svg:y2="6.655cm" svg:d="M5876 9198l8 457" svg:viewBox="0 0 11 459"><text:p/></draw:connector><draw:connector draw:name="Conector reto 25" draw:style-name="gr4" draw:text-style-name="P28" draw:type="line" svg:x1="7.796cm" svg:y1="6.953cm" svg:x2="7.502cm" svg:y2="6.939cm" svg:d="M7796 9953l-294-14" svg:viewBox="0 0 296 16"><text:p/></draw:connector><draw:connector draw:name="Conector reto 26" draw:style-name="gr4" draw:text-style-name="P28" draw:type="line" svg:x1="5.884cm" svg:y1="7.225cm" svg:x2="5.876cm" svg:y2="7.64cm" svg:d="M5884 10225l-8 415" svg:viewBox="0 0 11 416"><text:p/></draw:connector><draw:connector draw:name="Conector reto 28" draw:style-name="gr4" draw:text-style-name="P28" svg:x1="5.876cm" svg:y1="8.209cm" svg:x2="11.261cm" svg:y2="6.145cm" svg:d="M5876 11209h2693v-2064h2692" svg:viewBox="0 0 5387 2066"><text:p/></draw:connector><draw:frame draw:name="Caixa de texto 3" draw:style-name="gr3" draw:text-style-name="P29" svg:width="2.438cm" svg:height="0.676cm" svg:x="10.042cm" svg:y="5.468cm"><draw:text-box><text:p text:style-name="P30"><text:span text:style-name="T14">Documentação</text:span></text:p></draw:text-box></draw:frame><draw:connector draw:name="Conector reto 29" draw:style-name="gr4" draw:text-style-name="P28" draw:type="line" svg:x1="11.261cm" svg:y1="5.468cm" svg:x2="11.217cm" svg:y2="2.263cm" svg:d="M11261 8468l-44-3205" svg:viewBox="0 0 46 3207"><text:p/></draw:connector></draw:g></text:span></text:span><text:bookmark text:name="_GoBack"/></text:p>
      <text:p text:style-name="P13"/>
      <text:list xml:id="list222223281428702" text:continue-numbering="true" text:style-name="WW8Num14">
        <text:list-item>
          <text:p text:style-name="P27"><text:bookmark-start text:name="_Toc449125343"/><text:bookmark-start text:name="_Toc449125319"/><text:span text:style-name="Ênfase_20_Sutil"><text:span text:style-name="T7">Validação do Escopo</text:span></text:span><text:bookmark-end text:name="_Toc449125343"/><text:bookmark-end text:name="_Toc449125319"/></text:p>
        </text:list-item>
      </text:list>
      <text:p text:style-name="Standard">Se a documentação acima atingir aprovação total dos Stakeholders, deverá ser assinado abaixo pelos mesmos: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hyphenation-ladder-count="no-limit" fo:padding-left="0.141cm" fo:padding-right="0.141cm" fo:padding-top="0.035cm" fo:padding-bottom="0.035cm" fo:border="0.51pt solid #000000" style:shadow="#000000 0.018cm 0.018cm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Mapa_20_do_20_Documento" style:display-name="Mapa do Documento" style:family="paragraph" style:parent-style-name="Standard">
      <style:paragraph-properties fo:hyphenation-ladder-count="no-limit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loext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hyphenation-ladder-count="no-limit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/>
    </style:style>
    <style:style style:name="Numerada" style:family="paragraph" style:parent-style-name="Standard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2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loext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fo:hyphenate="false"/>
    </style:style>
    <style:style style:name="titulo" style:family="paragraph" style:parent-style-name="Standard" style:next-style-name="versao">
      <style:paragraph-properties fo:margin-top="9.313cm" fo:margin-bottom="0cm" loext:contextual-spacing="false" fo:text-align="end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versao" style:family="paragraph" style:parent-style-name="titulo" style:next-style-name="Standard">
      <style:paragraph-properties fo:margin-top="0cm" fo:margin-bottom="0cm" loext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hyphenation-ladder-count="no-limit" fo:text-indent="0.078cm" style:auto-text-indent="false">
        <style:tab-stops>
          <style:tab-stop style:position="1.693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501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2.117cm"/>
          <style:tab-stop style:position="15.981cm" style:type="right" style:leader-style="dotted" style:leader-text="."/>
        </style:tab-stops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 style:default-outline-level="5" style:list-style-name="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 style:default-outline-level="6" style:list-style-name="">
      <style:paragraph-properties fo:margin-top="0.212cm" fo:margin-bottom="0.106cm" loext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loext:contextual-spacing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loext:contextual-spacing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Titulo1" style:family="paragraph" style:parent-style-name="Heading" style:default-outline-level="1" style:list-style-name="WW_5f_OutlineListStyle">
      <style:paragraph-properties fo:text-align="end" style:justify-single-word="false" fo:hyphenation-ladder-count="no-limit"/>
      <style:text-properties fo:hyphenate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text-align="center" style:justify-single-word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 fo:hyphenate="false"/>
    </style:style>
    <style:style style:name="TituloApendice" style:family="paragraph" style:parent-style-name="Heading_20_1" style:next-style-name="Standard" style:default-outline-level="1" style:list-style-name="WW8Num22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17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instrucao_20_de_20_preenchimento" style:display-name="instrucao de preenchimento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6.0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font-size-asian="32pt" style:font-weight-asian="bold" style:font-name-complex="Arial Black" style:font-family-complex="'Arial Black'" style:font-family-generic-complex="swiss" style:font-pitch-complex="variable" fo:hyphenate="false"/>
    </style:style>
    <style:style style:name="Padrão" style:family="paragraph">
      <style:paragraph-properties fo:orphans="2" fo:widows="2" fo:hyphenation-ladder-count="no-limit"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_20__2b__20_First_20_line_3a__20__20_1" style:display-name="Normal + First line:  1" style:family="paragraph" style:parent-style-name="Heading_20_3" style:default-outline-level="3" style:list-style-name="">
      <style:paragraph-properties fo:margin-left="1.251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/>
    </style:style>
    <style:style style:name="Normal_20__2b__20_Left" style:display-name="Normal + Left" style:family="paragraph" style:parent-style-name="Normal_20__2b__20_First_20_line_3a__20__20_1" style:default-outline-level="3">
      <style:paragraph-properties fo:margin-left="1.27cm" fo:margin-right="0cm" fo:hyphenation-ladder-count="no-limit" fo:text-indent="1.27cm" style:auto-text-indent="false">
        <style:tab-stops/>
      </style:paragraph-properties>
      <style:text-properties fo:font-weight="normal" style:font-weight-asian="normal" fo:hyphenate="false"/>
    </style:style>
    <style:style style:name="Título_20_4_20_-_20_Karine" style:display-name="Título 4 - Karine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2pt" fo:hyphenate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hyphenation-ladder-count="no-limit" fo:text-indent="0.762cm" style:auto-text-indent="false"/>
      <style:text-properties fo:hyphenate="false"/>
    </style:style>
    <style:style style:name="WW-Com_20_marcadores" style:display-name="WW-Com marcadores" style:family="paragraph" style:parent-style-name="Standard" style:list-style-name="WW8Num1">
      <style:paragraph-properties fo:hyphenation-ladder-count="no-limit"/>
      <style:text-properties fo:hyphenate="false"/>
    </style:style>
    <style:style style:name="Tit_5f_2" style:display-name="Tit_2" style:family="paragraph" style:parent-style-name="Heading_20_2" style:default-outline-level="2" style:list-style-name="">
      <style:paragraph-properties fo:text-align="start" style:justify-single-word="false" fo:hyphenation-ladder-count="no-limit"/>
      <style:text-properties fo:font-size="12pt" style:font-size-asian="12pt" style:font-size-complex="12pt" style:font-style-complex="italic" style:font-weight-complex="bold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Normal_20__2b__20_10_20_pt" style:display-name="Normal + 10 pt" style:family="paragraph" style:parent-style-name="Standard" style:list-style-name="WW8Num7">
      <style:paragraph-properties fo:margin-top="0cm" fo:margin-bottom="0cm" loext:contextual-spacing="false" fo:hyphenation-ladder-count="no-limit"/>
      <style:text-properties style:font-name-complex="Arial" style:font-family-complex="Arial" style:font-family-generic-complex="swiss" style:font-pitch-complex="variable" style:font-size-complex="12pt" fo:hyphenate="false"/>
    </style:style>
    <style:style style:name="Decimal_20_Aligned" style:display-name="Decimal Aligned" style:family="paragraph" style:parent-style-name="Standard">
      <style:paragraph-properties fo:margin-top="0cm" fo:margin-bottom="0.353cm" loext:contextual-spacing="false" fo:line-height="115%" fo:text-align="start" style:justify-single-word="false" fo:hyphenation-ladder-count="no-limit">
        <style:tab-stops>
          <style:tab-stop style:position="0.635cm" style:type="char" style:char=","/>
        </style:tab-stops>
      </style:paragraph-properties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Footnote" style:family="paragraph" style:parent-style-name="Standard" style:class="extra">
      <style:paragraph-properties fo:margin-top="0cm" fo:margin-bottom="0cm" loext:contextual-spacing="false" fo:text-align="start" style:justify-single-word="false" fo:hyphenation-ladder-count="no-limit"/>
      <style:text-properties style:font-name="Calibri" fo:font-family="Calibri" style:font-family-generic="swiss" style:font-pitch="variable" fo:font-size="10pt" style:font-size-asian="10pt" fo:hyphenate="false"/>
    </style:style>
    <style:style style:name="Cabeçalho_20_do_20_Sumário" style:display-name="Cabeçalho do Sumário" style:family="paragraph" style:parent-style-name="Heading_20_1" style:next-style-name="Standard" style:default-outline-level="1" style:list-style-name="">
      <style:paragraph-properties fo:margin-top="0.847cm" fo:margin-bottom="0cm" loext:contextual-spacing="false" fo:line-height="115%" fo:text-align="start" style:justify-single-word="false" fo:keep-together="always" fo:hyphenation-ladder-count="no-limit" fo:padding="0cm" fo:border="none" style:shadow="none"/>
      <style:text-properties fo:color="#365f91" style:font-name="Cambria" fo:font-family="Cambria" style:font-family-generic="roman" style:font-pitch="variable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Citação_20_Intensa" style:display-name="Citação Intensa" style:family="paragraph" style:parent-style-name="Standard" style:next-style-name="Standard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fo:font-size="12pt" fo:font-weight="bold" style:font-size-asian="12pt" style:font-weight-asian="bold" style:font-size-complex="12pt"/>
    </style:style>
    <style:style style:name="WW8Num1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7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27z1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0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0z1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4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4z0" style:family="text"/>
    <style:style style:name="WW8Num44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Help_20_Text" style:display-name="Help Text" style:family="text">
      <style:text-properties fo:color="#ff0000" fo:font-style="italic" style:font-style-asian="italic" text:display="none"/>
    </style:style>
    <style:style style:name="Char_20_Char" style:display-name="Char Char" style:family="text">
      <style:text-properties style:font-name="Arial" fo:font-family="Arial" style:font-family-generic="swiss" style:font-pitch="variable" fo:font-size="13pt" fo:language="pt" fo:country="BR" fo:font-weight="bold" style:font-size-asian="13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áquina_20_de_20_escrever_20_HTML" style:display-name="Máquina de escrever HTML" style:family="text">
      <style:text-properties style:font-name="Arial Unicode MS" fo:font-family="'Arial Unicode MS'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Ênfase_20_Sutil" style:display-name="Ênfase Sutil" style:family="text">
      <style:text-properties fo:color="#808080" fo:language="pt" fo:country="BR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1pt" style:font-style-complex="italic" style:font-weight-complex="normal"/>
    </style:style>
    <style:style style:name="Citação_20_Intensa_20_Char" style:display-name="Citação Intensa Char" style:family="text">
      <style:text-properties fo:color="#4f81bd" fo:font-size="12pt" fo:font-style="italic" fo:font-weight="bold" style:font-size-asian="12pt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dex_20_Link" style:display-name="Index Link" style:family="text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3" style:display-name="WW_CharLFO2LVL3" style:family="text">
      <style:text-properties fo:font-style="italic" fo:font-weight="bold" style:font-style-asian="italic" style:font-weight-asian="bold"/>
    </style:style>
    <style:style style:name="WW_5f_CharLFO3LVL3" style:display-name="WW_CharLFO3LVL3" style:family="text">
      <style:text-properties fo:font-style="italic" fo:font-weight="bold" style:font-style-asian="italic" style:font-weight-asian="bold"/>
    </style:style>
    <style:style style:name="WW_5f_CharLFO4LVL3" style:display-name="WW_CharLFO4LVL3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2" style:display-name="WW_CharLFO8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3" style:display-name="WW_CharLFO8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5" style:display-name="WW_CharLFO8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6" style:display-name="WW_CharLFO8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8" style:display-name="WW_CharLFO8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9" style:display-name="WW_CharLFO8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18LVL2" style:display-name="WW_CharLFO18LVL2" style:family="text">
      <style:text-properties fo:font-size="12pt" fo:font-weight="bold" style:font-size-asian="12pt" style:font-weight-asian="bold" style:font-size-complex="12pt"/>
    </style:style>
    <style:style style:name="WW_5f_CharLFO18LVL3" style:display-name="WW_CharLFO18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_5f_CharLFO23LVL3" style:display-name="WW_CharLFO23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1" style:display-name="WW_CharLFO26LVL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3" style:display-name="WW_CharLFO29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1LVL1" style:display-name="WW_CharLFO31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3" style:display-name="WW_CharLFO4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4LVL1" style:display-name="WW_CharLFO4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7LVL1" style:display-name="WW_CharLFO4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7LVL2" style:display-name="WW_CharLFO4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3" style:display-name="WW_CharLFO4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7LVL4" style:display-name="WW_CharLFO4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7LVL5" style:display-name="WW_CharLFO4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6" style:display-name="WW_CharLFO4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7LVL7" style:display-name="WW_CharLFO4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7LVL8" style:display-name="WW_CharLFO4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9" style:display-name="WW_CharLFO4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8LVL3" style:display-name="WW_CharLFO48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5f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7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8LVL1" text:bullet-char="·">
        <style:list-level-properties/>
        <style:text-properties style:font-name="Symbol"/>
      </text:list-level-style-bullet>
      <text:list-level-style-bullet text:level="2" text:style-name="WW_5f_CharLFO8LVL2" text:bullet-char="·">
        <style:list-level-properties/>
        <style:text-properties style:font-name="Symbol"/>
      </text:list-level-style-bullet>
      <text:list-level-style-bullet text:level="3" text:style-name="WW_5f_CharLFO8LVL3" text:bullet-char="·">
        <style:list-level-properties/>
        <style:text-properties style:font-name="Symbol"/>
      </text:list-level-style-bullet>
      <text:list-level-style-bullet text:level="4" text:style-name="WW_5f_CharLFO8LVL4" text:bullet-char="·">
        <style:list-level-properties/>
        <style:text-properties style:font-name="Symbol"/>
      </text:list-level-style-bullet>
      <text:list-level-style-bullet text:level="5" text:style-name="WW_5f_CharLFO8LVL5" text:bullet-char="·">
        <style:list-level-properties/>
        <style:text-properties style:font-name="Symbol"/>
      </text:list-level-style-bullet>
      <text:list-level-style-bullet text:level="6" text:style-name="WW_5f_CharLFO8LVL6" text:bullet-char="·">
        <style:list-level-properties/>
        <style:text-properties style:font-name="Symbol"/>
      </text:list-level-style-bullet>
      <text:list-level-style-bullet text:level="7" text:style-name="WW_5f_CharLFO8LVL7" text:bullet-char="·">
        <style:list-level-properties/>
        <style:text-properties style:font-name="Symbol"/>
      </text:list-level-style-bullet>
      <text:list-level-style-bullet text:level="8" text:style-name="WW_5f_CharLFO8LVL8" text:bullet-char="·">
        <style:list-level-properties/>
        <style:text-properties style:font-name="Symbol"/>
      </text:list-level-style-bullet>
      <text:list-level-style-bullet text:level="9" text:style-name="WW_5f_CharLFO8LVL9" text:bullet-char="·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text:style-name="WW_5f_CharLFO18LVL2" style:num-suffix="." style:num-format="1" text:display-levels="2">
        <style:list-level-properties/>
      </text:list-level-style-number>
      <text:list-level-style-bullet text:level="3" text:style-name="WW_5f_CharLFO18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number text:level="2" text:style-name="WW_5f_CharLFO21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5f_CharLFO23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_5f_CharLFO26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prefix="7." style:num-format="1">
        <style:list-level-properties fo:text-align="center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5f_CharLFO29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_5f_CharLFO31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prefix="4.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bullet text:level="2" text:style-name="WW_5f_CharLFO43LVL2" text:bullet-char="o">
        <style:list-level-properties/>
        <style:text-properties style:font-name="Courier New"/>
      </text:list-level-style-bullet>
      <text:list-level-style-bullet text:level="3" text:style-name="WW_5f_CharLFO43LVL3" text:bullet-char="">
        <style:list-level-properties/>
        <style:text-properties style:font-name="Wingdings"/>
      </text:list-level-style-bullet>
      <text:list-level-style-bullet text:level="4" text:style-name="WW_5f_CharLFO43LVL4" text:bullet-char="">
        <style:list-level-properties/>
        <style:text-properties style:font-name="Symbol"/>
      </text:list-level-style-bullet>
      <text:list-level-style-bullet text:level="5" text:style-name="WW_5f_CharLFO43LVL5" text:bullet-char="o">
        <style:list-level-properties/>
        <style:text-properties style:font-name="Courier New"/>
      </text:list-level-style-bullet>
      <text:list-level-style-bullet text:level="6" text:style-name="WW_5f_CharLFO43LVL6" text:bullet-char="">
        <style:list-level-properties/>
        <style:text-properties style:font-name="Wingdings"/>
      </text:list-level-style-bullet>
      <text:list-level-style-bullet text:level="7" text:style-name="WW_5f_CharLFO43LVL7" text:bullet-char="">
        <style:list-level-properties/>
        <style:text-properties style:font-name="Symbol"/>
      </text:list-level-style-bullet>
      <text:list-level-style-bullet text:level="8" text:style-name="WW_5f_CharLFO43LVL8" text:bullet-char="o">
        <style:list-level-properties/>
        <style:text-properties style:font-name="Courier New"/>
      </text:list-level-style-bullet>
      <text:list-level-style-bullet text:level="9" text:style-name="WW_5f_CharLFO4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_5f_CharLFO44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_5f_CharLFO47LVL1" text:bullet-char="">
        <style:list-level-properties/>
        <style:text-properties style:font-name="Symbol"/>
      </text:list-level-style-bullet>
      <text:list-level-style-bullet text:level="2" text:style-name="WW_5f_CharLFO47LVL2" text:bullet-char="o">
        <style:list-level-properties/>
        <style:text-properties style:font-name="Courier New"/>
      </text:list-level-style-bullet>
      <text:list-level-style-bullet text:level="3" text:style-name="WW_5f_CharLFO47LVL3" text:bullet-char="">
        <style:list-level-properties/>
        <style:text-properties style:font-name="Wingdings"/>
      </text:list-level-style-bullet>
      <text:list-level-style-bullet text:level="4" text:style-name="WW_5f_CharLFO47LVL4" text:bullet-char="">
        <style:list-level-properties/>
        <style:text-properties style:font-name="Symbol"/>
      </text:list-level-style-bullet>
      <text:list-level-style-bullet text:level="5" text:style-name="WW_5f_CharLFO47LVL5" text:bullet-char="o">
        <style:list-level-properties/>
        <style:text-properties style:font-name="Courier New"/>
      </text:list-level-style-bullet>
      <text:list-level-style-bullet text:level="6" text:style-name="WW_5f_CharLFO47LVL6" text:bullet-char="">
        <style:list-level-properties/>
        <style:text-properties style:font-name="Wingdings"/>
      </text:list-level-style-bullet>
      <text:list-level-style-bullet text:level="7" text:style-name="WW_5f_CharLFO47LVL7" text:bullet-char="">
        <style:list-level-properties/>
        <style:text-properties style:font-name="Symbol"/>
      </text:list-level-style-bullet>
      <text:list-level-style-bullet text:level="8" text:style-name="WW_5f_CharLFO47LVL8" text:bullet-char="o">
        <style:list-level-properties/>
        <style:text-properties style:font-name="Courier New"/>
      </text:list-level-style-bullet>
      <text:list-level-style-bullet text:level="9" text:style-name="WW_5f_CharLFO4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399cm" fo:margin-left="-0.199cm" table:align="left"/>
    </style:style>
    <style:style style:name="Tabela1.A" style:family="table-column">
      <style:table-column-properties style:column-width="5.179cm"/>
    </style:style>
    <style:style style:name="Tabela1.B" style:family="table-column">
      <style:table-column-properties style:column-width="3.261cm"/>
    </style:style>
    <style:style style:name="Tabela1.C" style:family="table-column">
      <style:table-column-properties style:column-width="2.833cm"/>
    </style:style>
    <style:style style:name="Tabela1.D" style:family="table-column">
      <style:table-column-properties style:column-width="3.126cm"/>
    </style:style>
    <style:style style:name="Tabela1.E" style:family="table-column">
      <style:table-column-properties style:column-width="3cm"/>
    </style:style>
    <style:style style:name="Tabela1.1" style:family="table-row">
      <style:table-row-properties style:min-row-height="0.041cm" fo:keep-together="always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1" style:family="table-cell">
      <style:table-cell-properties fo:background-color="#244061" fo:padding-left="0.191cm" fo:padding-right="0.191cm" fo:padding-top="0cm" fo:padding-bottom="0cm" fo:border="0.5pt solid #000000">
        <style:background-image/>
      </style:table-cell-properties>
    </style:style>
    <style:style style:name="Tabela1.B2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3" style:family="table-row">
      <style:table-row-properties style:min-row-height="0.46cm" fo:keep-together="always" style:use-optimal-row-height="false"/>
    </style:style>
    <style:style style:name="Tabela1.B3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D3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B4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E4" style:family="table-cell">
      <style:table-cell-properties fo:padding-left="0.191cm" fo:padding-right="0.191cm" fo:padding-top="0cm" fo:padding-bottom="0cm" fo:border="0.5pt solid #000000"/>
    </style:style>
    <style:style style:name="Tabela1.A5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A6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style:font-size-asian="8pt" style:font-weight-asian="bold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MP3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MP4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weight="bold" style:font-weight-asian="bold" style:font-name-complex="Calibri"/>
    </style:style>
    <style:style style:name="MP5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MP6" style:family="paragraph" style:parent-style-name="Header">
      <style:text-properties style:font-name="Calibri" style:font-name-complex="Calibri"/>
    </style:style>
    <style:style style:name="MP7" style:family="paragraph" style:parent-style-name="Header">
      <style:text-properties style:font-name="Calibri" fo:font-size="8pt" fo:font-weight="bold" style:font-size-asian="8pt" style:font-weight-asian="bold" style:font-size-complex="8pt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text-properties style:font-name="Calibri" fo:font-weight="bold" style:font-weight-asian="bold"/>
    </style:style>
    <style:style style:name="MP10" style:family="paragraph" style:parent-style-name="Header">
      <style:paragraph-properties fo:margin-top="0cm" fo:margin-bottom="0cm" loext:contextual-spacing="false"/>
    </style:style>
    <style:style style:name="MT1" style:family="text">
      <style:text-properties style:font-name="Calibri" style:font-name-complex="Calibri"/>
    </style:style>
    <style:style style:name="MT2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MT3" style:family="text">
      <style:text-properties style:font-name="Calibri" fo:font-weight="bold" style:font-weight-asian="bold"/>
    </style:style>
    <style:style style:name="MT4" style:family="text">
      <style:text-properties fo:language="en" fo:country="US" style:font-name-complex="Calibri"/>
    </style:style>
    <style:style style:name="MT5" style:family="text">
      <style:text-properties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9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 table:style-name="Tabela1.1">
            <table:table-cell table:style-name="Tabela1.A1" table:number-rows-spanned="4" office:value-type="string">
              <text:p text:style-name="MP1">*</text:p>
            </table:table-cell>
            <table:table-cell table:style-name="Tabela1.B1" table:number-columns-spanned="4" office:value-type="string">
              <text:p text:style-name="MP2">Projeto</text:p>
            </table:table-cell>
            <table:covered-table-cell/>
            <table:covered-table-cell/>
            <table:covered-table-cell/>
          </table:table-row>
          <table:table-row table:style-name="Tabela1.1">
            <table:covered-table-cell/>
            <table:table-cell table:style-name="Tabela1.B2" office:value-type="string">
              <text:p text:style-name="MP3">Projeto:</text:p>
            </table:table-cell>
            <table:table-cell table:style-name="Tabela1.C2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ela1.3">
            <table:covered-table-cell/>
            <table:table-cell table:style-name="Tabela1.B3" office:value-type="string">
              <text:p text:style-name="MP5">Versão Modelo:</text:p>
            </table:table-cell>
            <table:table-cell table:style-name="Tabela1.C3" office:value-type="string">
              <text:p text:style-name="MP6">1.0</text:p>
            </table:table-cell>
            <table:table-cell table:style-name="Tabela1.D3" office:value-type="string">
              <text:p text:style-name="MP5">Folha:</text:p>
            </table:table-cell>
            <table:table-cell table:style-name="Tabela1.E3" office:value-type="string">
              <text:p text:style-name="Header"><text:span text:style-name="Page_20_Number"><text:span text:style-name="MT1"><text:page-number text:select-page="current">4</text:page-number></text:span></text:span><text:span text:style-name="Fonte_20_parág._20_padrão"><text:span text:style-name="MT1">/</text:span></text:span><text:span text:style-name="Page_20_Number"><text:span text:style-name="MT1"><text:page-count style:num-format="1">4</text:page-count></text:span></text:span></text:p>
            </table:table-cell>
          </table:table-row>
          <table:table-row table:style-name="Tabela1.1">
            <table:covered-table-cell/>
            <table:table-cell table:style-name="Tabela1.B4" office:value-type="string">
              <text:p text:style-name="MP7">Data Criação:</text:p>
            </table:table-cell>
            <table:table-cell table:style-name="Tabela1.C4" office:value-type="string">
              <text:p text:style-name="Header"><text:span text:style-name="Page_20_Number"><text:span text:style-name="MT1">02/04/2016</text:span></text:span></text:p>
            </table:table-cell>
            <table:table-cell table:style-name="Tabela1.D4" office:value-type="string">
              <text:p text:style-name="Header"><text:span text:style-name="Page_20_Number"><text:span text:style-name="MT2">Ult. Alteração:</text:span></text:span></text:p>
            </table:table-cell>
            <table:table-cell table:style-name="Tabela1.E4" office:value-type="string">
              <text:p text:style-name="Header"><text:span text:style-name="Page_20_Number"><text:span text:style-name="MT1">22/04/2016</text:span></text:span></text:p>
            </table:table-cell>
          </table:table-row>
          <table:table-row>
            <table:table-cell table:style-name="Tabela1.A5" office:value-type="string">
              <text:p text:style-name="Header"><text:span text:style-name="Fonte_20_parág._20_padrão"><text:span text:style-name="MT3">Autores do Documento:</text:span></text:span></text:p>
            </table:table-cell>
            <table:table-cell table:style-name="Tabela1.B5" table:number-columns-spanned="4" office:value-type="string">
              <text:p text:style-name="MP8"><text:span text:style-name="Page_20_Number"><text:span text:style-name="MT4">Matheus Portolan, Erich Mantai, Willian Marques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a1.A6" office:value-type="string">
              <text:p text:style-name="MP9">Gerente do Projeto:</text:p>
            </table:table-cell>
            <table:table-cell table:style-name="Tabela1.B6" table:number-columns-spanned="4" office:value-type="string">
              <text:p text:style-name="MP8"><text:span text:style-name="Page_20_Number"><text:span text:style-name="MT5">Willian Marques Freire</text:span></text:span></text:p>
            </table:table-cell>
            <table:covered-table-cell/>
            <table:covered-table-cell/>
            <table:covered-table-cell/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title>Plano de Gerenciamento de Projeto</dc:title>
    <dc:subject>Suprimento - Fase 2</dc:subject>
    <meta:initial-creator>Cleilton Conte</meta:initial-creator>
    <meta:creation-date>2016-04-23T01:31:00Z</meta:creation-date>
    <dc:date>2016-06-09T22:22:21.786993109</dc:date>
    <meta:print-date>2016-04-24T15:39:00Z</meta:print-date>
    <meta:editing-cycles>13</meta:editing-cycles>
    <meta:editing-duration>PT1H16M6S</meta:editing-duration>
    <meta:document-statistic meta:table-count="1" meta:image-count="0" meta:object-count="0" meta:page-count="4" meta:paragraph-count="47" meta:word-count="352" meta:character-count="2106" meta:non-whitespace-character-count="1817"/>
    <meta:template xlink:type="simple" xlink:actuate="onRequest" xlink:title="" xlink:href="Normal"/>
  </office:meta>
</office:document-meta>
</file>